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DurationBuilder.addGDuration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urationBuilder.toPlainString( BigDecimal b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DurationBuilder._fQuotient( long a ,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urationBuilder.setFraction( BigDecimal fr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getSeco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get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setHour( int h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setDay( int 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GDuration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urationBuilder._getTotalSignSlowl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DurationBuilder._mod( long a , int b , long quot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compareDurations( GDurationSpecification d1 , GDurationSpecification d2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DurationBuilder.GDurationBuilder( int sign , int year , int month , int day , int hour , int minute , int second , BigDecimal fr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Duration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getMin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_add( GDurationSpecification duration , int sig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DurationBuilder.toG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getH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get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stripTrailingZeros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DurationBuilder.getY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formatDuration( GDurationSpecification durat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GDuration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GDurationBuil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setSecond(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setMinute( int min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setSign( int sig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DurationBuilder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setMonth( int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isValidDuration( GDurationSpecification spe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DurationBuilder.GDurationBuilder( GDurationSpecification g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DurationBuilder.subtractGDuration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DurationBuilder.setYear( int 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_normalizeImpl( boolean adjustSign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65">
            <text:p text:style-name="Table_20_Contents">6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GDurationBuild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DurationBuilder.getMon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DurationBuilder.compareToGDuration( GDurationSpecific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